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Operation.get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peration.setNam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peration.setOutput( T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peration.setMep( URI m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peration.getM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peration.setInput( 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peration.Abstrac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peration.get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pera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peration.get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peration.addFault( T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